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58" calcext:value-type="float">
            <text:p>58</text:p>
          </table:table-cell>
          <table:table-cell table:style-name="ce7" table:formula="of:=COUNTIF([.B7:.B135];&quot;X&quot;)" office:value-type="float" office:value="44" calcext:value-type="float">
            <text:p>44</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66" calcext:value-type="float">
            <text:p>66</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2" table:number-columns-repeated="17"/>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2" table:number-columns-repeated="17"/>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2" table:number-columns-repeated="17"/>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2" table:number-columns-repeated="17"/>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2" table:number-columns-repeated="17"/>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2" table:number-columns-repeated="17"/>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2" table:number-columns-repeated="17"/>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2" table:number-columns-repeated="17"/>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2" table:number-columns-repeated="17"/>
          <table:table-cell table:number-columns-repeated="998"/>
        </table:table-row>
        <table:table-row table:style-name="ro1" table:number-rows-repeated="71">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8">00/00/0000</text:date>, <text:time style:data-style-name="N2" text:time-value="20:38:33.6396148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08T21:27:14.320533527</dc:date>
    <meta:editing-duration>PT7H3M50S</meta:editing-duration>
    <meta:editing-cycles>82</meta:editing-cycles>
    <meta:document-statistic meta:table-count="1" meta:cell-count="318" meta:object-count="0"/>
  </office:meta>
</office:document-meta>
</file>